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75in" style:rel-column-width="6504*"/>
    </style:style>
    <style:style style:name="Table1.B" style:family="table-column">
      <style:table-column-properties style:column-width="0.7361in" style:rel-column-width="6964*"/>
    </style:style>
    <style:style style:name="Table1.C" style:family="table-column">
      <style:table-column-properties style:column-width="0.7917in" style:rel-column-width="7489*"/>
    </style:style>
    <style:style style:name="Table1.D" style:family="table-column">
      <style:table-column-properties style:column-width="1.2736in" style:rel-column-width="12049*"/>
    </style:style>
    <style:style style:name="Table1.E" style:family="table-column">
      <style:table-column-properties style:column-width="0.7708in" style:rel-column-width="7292*"/>
    </style:style>
    <style:style style:name="Table1.F" style:family="table-column">
      <style:table-column-properties style:column-width="2.6674in" style:rel-column-width="25237*"/>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7pt" style:font-size-asian="7pt" style:font-size-complex="7pt"/>
    </style:style>
    <style:style style:name="P8" style:family="paragraph" style:parent-style-name="Table_20_Contents">
      <style:text-properties style:font-name="Courier" fo:font-size="7pt" style:text-underline-style="none" style:font-size-asian="7pt" style:font-size-complex="7pt"/>
    </style:style>
    <style:style style:name="P9"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0" style:family="paragraph" style:parent-style-name="Table_20_Contents">
      <style:text-properties style:font-name="Courier" fo:font-size="7pt" fo:font-weight="bold" style:font-size-asian="7pt" style:font-weight-asian="bold" style:font-size-complex="7pt" style:font-weight-complex="bold"/>
    </style:style>
    <style:style style:name="P11" style:family="paragraph" style:parent-style-name="Preformatted_20_Text">
      <style:text-properties style:font-name="Courier" fo:font-size="9pt" fo:font-weight="normal" style:font-size-asian="9pt" style:font-weight-asian="normal" style:font-size-complex="9pt" style:font-weight-complex="normal"/>
    </style:style>
    <style:style style:name="P12" style:family="paragraph" style:parent-style-name="Preformatted_20_Text">
      <style:text-properties style:font-name="Courier" fo:font-size="9pt" style:font-size-asian="9pt" style:font-size-complex="9pt"/>
    </style:style>
    <style:style style:name="P13"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6" style:family="paragraph" style:parent-style-name="Preformatted_20_Text">
      <style:paragraph-properties fo:margin-top="0in" fo:margin-bottom="0.1965in"/>
      <style:text-properties style:font-name="Courier" fo:font-size="9pt" style:font-size-asian="9pt" style:font-size-complex="9pt"/>
    </style:style>
    <style:style style:name="P17" style:family="paragraph" style:parent-style-name="Preformatted_20_Text">
      <style:text-properties style:font-name="Courier" fo:font-size="9pt" style:font-size-asian="9pt" style:font-size-complex="9pt"/>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fo:font-weight="normal" style:font-size-asian="9pt" style:font-weight-asian="normal" style:font-size-complex="9pt" style:font-weight-complex="normal"/>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T6" style:family="text">
      <style:text-properties style:font-name="Courier" fo:font-size="9pt" style:text-underline-style="none" fo:background-color="transparent" style:font-size-asian="9pt" style:font-size-complex="9pt"/>
    </style:style>
    <style:style style:name="T7" style:family="text">
      <style:text-properties style:font-name="Courier" fo:font-size="9pt" style:text-underline-style="none" fo:font-weight="normal" style:font-size-asian="9pt" style:font-weight-asian="normal" style:font-size-complex="9pt" style:font-weight-complex="normal"/>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7">(priority)</text:p>
              <text:p text:style-name="P8">=&gt;exec or </text:p>
              <text:p text:style-name="P8"><text:s text:c="2"/>script <text:s text:c="9"/></text:p>
              <text:p text:style-name="P8"><text:s text:c="2"/>name</text:p>
              <text:p text:style-name="P8"/>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7">1</text:p>
            <text:p text:style-name="P7">(high)</text:p>
            <text:p text:style-name="P9">=&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1">Warning Message:</text:p>
            <text:p text:style-name="P11">--&gt;Received count of &lt;0&gt; hkt files and count of &lt;0&gt; xml files from directory</text:p>
            <text:p text:style-name="P11">&lt;/tmp21/jsoc/sdo/mocprods/lzp&gt;.</text:p>
            <text:p text:style-name="P11">--&gt;When executing script &lt;/home/production/cvs/JSOC/proj/lev0/scripts/hk/dsdf.pl&gt;</text:p>
            <text:p text:style-name="P15">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Table_20_Contents"><text:span text:style-name="T5">(3)There are processes that missed</text:span><text:span text:style-name="T3"> getting dayfiles and processing. These needed-scripts(temporary quickly done scripts not officially checked into cvs) processes run as cron jobs between 11-11:30PM PDT on </text:span><text:a xlink:type="simple" xlink:href="mailto:production@j0"><text:span text:style-name="T3">production@j0</text:span></text:a><text:a xlink:type="simple" xlink:href="mailto:production@n02"><text:span text:style-name="T3">.</text:span></text:a></text:p>
            <text:p text:style-name="Table_20_Contents"><text:a xlink:type="simple" xlink:href="mailto:production@n02"><text:span text:style-name="T7">(NOTE:This script will be changed to using dsdf.pl once complete TRAC ticket #280)</text:span></text:a></text:p>
            <text:p text:style-name="P4"/>
            <text:p text:style-name="P4">By checking log files(log-doAPID17, log-doAPID19, log-doAPID21, log-doAPID38, log-doAPID40) can see if runs were successful.</text:p>
            <text:p text:style-name="P4">(a) Keyword Data for APID 19 to hmi.temperature_summary series(For Sebastien and Jesper)</text:p>
            <text:p text:style-name="P4">-&gt;Go to directory to update manually script.</text:p>
            <text:p text:style-name="P4"><text:s/>% cd <text:s/>/home/production/cvs/JSOC/proj/lev0/scripts/hk</text:p>
            <text:p text:style-name="P4">-&gt;Change start day and end day in script to day(s) did not have day files. </text:p>
            <text:p text:style-name="P4">For example change $i <text:s/>start value <text:s/>and 6 end value shown below:</text:p>
            <text:p text:style-name="P4">#(1)hardcode end day for month </text:p>
            <text:p text:style-name="P4">#for october 2008 use 1-31 days </text:p>
            <text:p text:style-name="P4">$i=5; </text:p>
            <text:p text:style-name="P4">while ($i &lt; 6) </text:p>
            <text:p text:style-name="P4">{ </text:p>
            <text:p text:style-name="P4"><text:soft-page-break/>--&gt; Go into file and change: </text:p>
            <text:p text:style-name="P4">% vi getFilesFromDayfile_019v2.pl</text:p>
            <text:p text:style-name="P4">--&gt;Run</text:p>
            <text:p text:style-name="P4">% getFilesFromDayfile_019v2.pl</text:p>
            <text:p text:style-name="P4">b)APID 17,21,38,40 are less critical since these series are used by Master Pointing series to gather data. This data is used to up hmi.leg_status, hmi/aia iss series data. Since the master pointing series does not change HK lookup times often, this should not have a problem until we update the master pointer series. To do these updates. Repeat steps about described in 3a. Edit these files and then run. Remember v2 version in name of perl file is for hand editing and v3 version should not be touched(used for cronjob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row>
          <table:table-cell table:style-name="Table1.A2" office:value-type="string">
            <text:p text:style-name="P7">2</text:p>
            <text:p text:style-name="P7">(low-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1">Warning Message:</text:p>
            <text:p text:style-name="P12">--&gt;Received count of &lt;3&gt; hkt files and count of &lt;3&gt; xml files from directory &lt;/home3/carl/cvs/JSOC/proj/lev0/scripts/hk/pup_dir&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6">--&gt;Possibly not an issue which was caused by the dayfiles not being ingested on previous day(s) therefore the file count received today does not match files ingested.</text:p>
            <text:p text:style-name="P4"><text:soft-page-break/></text:p>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able:table-row>
          <table:table-cell table:style-name="Table1.A2" office:value-type="string">
            <text:p text:style-name="P7">3</text:p>
            <text:p text:style-name="P7">(high)</text:p>
            <text:p text:style-name="P10">=&gt;gdfrt.pl</text:p>
            <text:p text:style-name="P7"/>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1">(2)Email message in body :Error Message:</text:p>
            <text:p text:style-name="P11">--&gt;Dayfile &lt;/hmisdp-mon/log/packets/0x0081/20100204.0x0081&gt; is not probably there.</text:p>
            <text:p text:style-name="P11">--&gt;This monitor script will continue running and resend another email notice if the data file is there and data starts flowing and stops again.</text:p>
            <text:p text:style-name="P11">--&gt;To restart monitor enter command: <text:s/>/home/production/cvs/JSOC/proj/lev0/scripts/hk/monitor_df_rtmon.pl apid=129</text:p>
            <text:p text:style-name="P15">--&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able:table-cell>
        </table:table-row>
        <text:soft-page-break/>
        <table:table-row>
          <table:table-cell table:style-name="Table1.A2" office:value-type="string">
            <text:p text:style-name="P7">4</text:p>
            <text:p text:style-name="P7">(high)</text:p>
            <text:p text:style-name="P10">=&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5</text:p>
            <text:p text:style-name="P7">(low)</text:p>
            <text:p text:style-name="P10">=&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1">Warning Message:</text:p>
            <text:p text:style-name="P11">--&gt;Received count of &lt;1&gt; hkt files and count of &lt;1&gt; xml files from directory &lt;/hmisdp-mon/log/packets&gt;.</text:p>
            <text:p text:style-name="P11">--&gt;When executing script &lt;/home/production/cvs/JSOC/proj/lev0/scripts/hk/dsdf.pl&gt; from cron job.</text:p>
            <text:p text:style-name="P11">--&gt;Check if there is problem. The dayfiles to ingest into data series and delete from directory did not match the count of the dayfiles received.</text:p>
            <text:p text:style-name="P11">--&gt;Possibly a problem ingesting dayfiles in series because of bad setting of SUMSERVER parameter or SUMS could be not available.</text:p>
            <text:p text:style-name="P15">--&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text:s/>Problem Description column. Verify tomorrow no warning email is send. Verify log has no errors.</text:p>
            <text:p text:style-name="P4"/>
            <text:p text:style-name="P4"/>
          </table:table-cell>
        </table:table-row>
        <text:soft-page-break/>
        <table:table-row>
          <table:table-cell table:style-name="Table1.A2" office:value-type="string">
            <text:p text:style-name="P7">6</text:p>
            <text:p text:style-name="P7">(low)</text:p>
            <text:p text:style-name="P10">=&gt;dsdf.pl</text:p>
          </table:table-cell>
          <table:table-cell table:style-name="Table1.A2" office:value-type="string">
            <text:p text:style-name="P1">-&gt;HK Level 0 </text:p>
            <text:p text:style-name="P1">-&gt;RTMON Dayfile Save <text:s/>of only ASD Dayfile</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
            <text:p text:style-name="P7">7.</text:p>
            <text:p text:style-name="P7">(low)</text:p>
            <text:p text:style-name="P10">=&gt;getdf.pl</text:p>
            <text:p text:style-name="P7"/>
            <text:p text:style-name="P7"/>
            <text:p text:style-name="P7"/>
            <text:p text:style-name="P7"/>
            <text:p text:style-name="P7"/>
            <text:p text:style-name="P7"/>
            <text:p text:style-name="P7"/>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3">Action for Problem Described(1):</text:p>
            <text:p text:style-name="P12">Step(1)(a)Confirm with Jim and Hao that the dayfiles created were from production telemetry data.</text:p>
            <text:p text:style-name="P12">Now we begin a manual process to save hsb dayfiles. See steps 1b-1e.</text:p>
            <text:p text:style-name="P12">Step (1)(b) go to <text:a xlink:type="simple" xlink:href="mailto:production@j0">production@j0</text:a></text:p>
            <text:p text:style-name="P12">% ssh -l production j0</text:p>
            <text:p text:style-name="P12">% cd </text:p>
            <text:p text:style-name="P12">/home/production/cvs/JSOC/proj/lev0/scripts/hk</text:p>
            <text:p text:style-name="P12"/>
            <text:p text:style-name="P12">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4">Step 1(e) Clear list of old hsb dayfiles to delete from DF_DELETE_FILE_LIST located in /home/production/cvs/JSOC/proj/lev0/scripts/hk. </text:p>
            <text:p text:style-name="P14">This step needs to be done because the auto script getdf.pl uses <text:soft-page-break/>DF_DELETE_FILE_LIST file too.</text:p>
            <text:p text:style-name="Preformatted_20_Text">Step 1(f) Remove files from tmp22</text:p>
            <text:p text:style-name="Preformatted_20_Text">%rm /tmp22/production/lev0/hk_hsb_dayfile/*_09_29*</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2 on <text:s/>1/12/2010)</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1-12T11:30:11</dc:date>
    <meta:printed-by>Carl Cimilluca</meta:printed-by>
    <meta:print-date>2010-06-08T15:00:32</meta:print-date>
    <meta:editing-cycles>58</meta:editing-cycles>
    <meta:editing-duration>PT11H55M27S</meta:editing-duration>
    <meta:user-defined meta:name="Info 1"/>
    <meta:user-defined meta:name="Info 2"/>
    <meta:user-defined meta:name="Info 3"/>
    <meta:user-defined meta:name="Info 4"/>
    <meta:document-statistic meta:table-count="1" meta:image-count="0" meta:object-count="0" meta:page-count="9" meta:paragraph-count="239" meta:word-count="2603" meta:character-count="14860"/>
  </office:meta>
</office:document-meta>
</file>